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Condensed" svg:font-family="'Roboto Condensed', Tauri, 'Hiragino Sans GB', 'Microsoft YaHei', STHeiti, SimSun, 'Lucida Grande', 'Lucida Sans Unicode', 'Lucida Sans', 'Segoe UI', AppleSDGothicNeo-Medium, 'Malgun Gothic', Verdana, Tahom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o1" style:family="table">
      <style:table-properties style:width="14.605cm" table:align="margins"/>
    </style:style>
    <style:style style:name="Tablo1.A" style:family="table-column">
      <style:table-column-properties style:column-width="3.969cm" style:rel-column-width="17807*"/>
    </style:style>
    <style:style style:name="Tablo1.B" style:family="table-column">
      <style:table-column-properties style:column-width="10.636cm" style:rel-column-width="47728*"/>
    </style:style>
    <style:style style:name="Tablo1.A1" style:family="table-cell">
      <style:table-cell-properties style:vertical-align="middle" fo:padding-left="0.344cm" fo:padding-right="0.344cm" fo:padding-top="0.159cm" fo:padding-bottom="0.159cm" fo:border="0.05pt solid #e6e6e6"/>
    </style:style>
    <style:style style:name="Tablo1.3" style:family="table-row">
      <style:table-row-properties fo:background-color="#f2f2f2">
        <style:background-image/>
      </style:table-row-properties>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fo:text-align="justify" style:justify-single-word="false"/>
      <style:text-properties fo:font-size="12pt" officeooo:rsid="000e3fff" officeooo:paragraph-rsid="00004ff7" style:font-size-asian="12pt" style:font-size-complex="12pt"/>
    </style:style>
    <style:style style:name="P3" style:family="paragraph" style:parent-style-name="Text_20_body">
      <style:paragraph-properties fo:line-height="150%"/>
      <style:text-properties fo:font-size="12pt" officeooo:rsid="00129156" officeooo:paragraph-rsid="00004ff7" style:font-size-asian="12pt" style:font-size-complex="12pt"/>
    </style:style>
    <style:style style:name="P4" style:family="paragraph" style:parent-style-name="Text_20_body">
      <style:paragraph-properties fo:line-height="150%" fo:text-align="justify" style:justify-single-word="false"/>
      <style:text-properties fo:font-size="12pt" officeooo:rsid="001beb31" officeooo:paragraph-rsid="00004ff7" style:font-size-asian="12pt" style:font-size-complex="12pt"/>
    </style:style>
    <style:style style:name="P5" style:family="paragraph" style:parent-style-name="Text_20_body">
      <style:paragraph-properties fo:line-height="150%" fo:text-align="justify" style:justify-single-word="false"/>
      <style:text-properties fo:font-size="12pt" officeooo:rsid="000201b0" officeooo:paragraph-rsid="0003327b" style:font-size-asian="12pt" style:font-size-complex="12pt"/>
    </style:style>
    <style:style style:name="P6" style:family="paragraph" style:parent-style-name="Text_20_body">
      <style:paragraph-properties fo:line-height="150%"/>
      <style:text-properties fo:font-variant="normal" fo:text-transform="none" fo:color="#222222" style:font-name="Roboto Condensed" fo:letter-spacing="normal" fo:font-style="normal" fo:font-weight="bold" officeooo:paragraph-rsid="00004ff7"/>
    </style:style>
    <style:style style:name="P7" style:family="paragraph" style:parent-style-name="Text_20_body">
      <style:paragraph-properties fo:line-height="150%" fo:text-align="justify" style:justify-single-word="false"/>
      <style:text-properties fo:font-size="15pt" officeooo:rsid="001beb31" officeooo:paragraph-rsid="00004ff7" style:font-size-asian="15pt" style:font-size-complex="15pt"/>
    </style:style>
    <style:style style:name="P8" style:family="paragraph" style:parent-style-name="Text_20_body">
      <style:paragraph-properties fo:line-height="150%" fo:text-align="justify" style:justify-single-word="false"/>
      <style:text-properties officeooo:rsid="00129156" officeooo:paragraph-rsid="00004ff7"/>
    </style:style>
    <style:style style:name="P9" style:family="paragraph" style:parent-style-name="Text_20_body">
      <style:paragraph-properties fo:line-height="150%"/>
      <style:text-properties officeooo:paragraph-rsid="00004ff7"/>
    </style:style>
    <style:style style:name="P10" style:family="paragraph" style:parent-style-name="Text_20_body">
      <style:paragraph-properties fo:line-height="150%" fo:text-align="justify" style:justify-single-word="false"/>
      <style:text-properties officeooo:paragraph-rsid="00004ff7"/>
    </style:style>
    <style:style style:name="P11" style:family="paragraph" style:parent-style-name="Contents_20_Heading">
      <style:paragraph-properties fo:line-height="150%"/>
      <style:text-properties officeooo:paragraph-rsid="00004ff7"/>
    </style:style>
    <style:style style:name="P12" style:family="paragraph" style:parent-style-name="Table_20_Heading">
      <style:paragraph-properties fo:margin-left="0cm" fo:margin-right="0cm" fo:margin-top="0cm" fo:margin-bottom="0cm" loext:contextual-spacing="false" fo:line-height="150%" fo:text-indent="0cm" style:auto-text-indent="false"/>
      <style:text-properties fo:font-weight="bold" officeooo:paragraph-rsid="00004ff7"/>
    </style:style>
    <style:style style:name="P13" style:family="paragraph" style:parent-style-name="Contents_20_3">
      <style:paragraph-properties fo:line-height="150%">
        <style:tab-stops>
          <style:tab-stop style:position="16.002cm" style:type="right" style:leader-style="dotted" style:leader-text="."/>
        </style:tab-stops>
      </style:paragraph-properties>
      <style:text-properties officeooo:paragraph-rsid="00004ff7"/>
    </style:style>
    <style:style style:name="P14"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style:text-properties officeooo:paragraph-rsid="00004ff7"/>
    </style:style>
    <style:style style:name="P15" style:family="paragraph" style:parent-style-name="Table_20_Contents">
      <loext:graphic-properties draw:fill="none"/>
      <style:paragraph-properties fo:margin-left="0cm" fo:margin-right="-5.001cm" fo:margin-top="0cm" fo:margin-bottom="0cm" loext:contextual-spacing="false" fo:line-height="150%" fo:text-align="justify" style:justify-single-word="false" fo:text-indent="0cm" style:auto-text-indent="false" fo:background-color="transparent" text:number-lines="false" text:line-number="0"/>
      <style:text-properties officeooo:paragraph-rsid="00004ff7"/>
    </style:style>
    <style:style style:name="P16" style:family="paragraph" style:parent-style-name="Table_20_Contents">
      <style:paragraph-properties fo:margin-top="0cm" fo:margin-bottom="0cm" loext:contextual-spacing="false" fo:line-height="150%" fo:text-align="justify" style:justify-single-word="false"/>
      <style:text-properties officeooo:paragraph-rsid="00004ff7"/>
    </style:style>
    <style:style style:name="P17" style:family="paragraph" style:parent-style-name="Contents_20_4">
      <style:paragraph-properties fo:line-height="150%">
        <style:tab-stops>
          <style:tab-stop style:position="15.503cm" style:type="right" style:leader-style="dotted" style:leader-text="."/>
        </style:tab-stops>
      </style:paragraph-properties>
      <style:text-properties officeooo:paragraph-rsid="00004ff7"/>
    </style:style>
    <style:style style:name="P18"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0004ff7"/>
    </style:style>
    <style:style style:name="P19" style:family="paragraph" style:parent-style-name="Contents_20_2">
      <style:paragraph-properties fo:line-height="150%" fo:text-align="center" style:justify-single-word="false">
        <style:tab-stops>
          <style:tab-stop style:position="16.501cm" style:type="right" style:leader-style="dotted" style:leader-text="."/>
        </style:tab-stops>
      </style:paragraph-properties>
      <style:text-properties fo:font-variant="normal" fo:text-transform="none" fo:color="#222222" style:font-name="Roboto Condensed" fo:letter-spacing="normal" fo:font-style="normal" fo:font-weight="normal" officeooo:paragraph-rsid="00004ff7" style:font-weight-asian="normal" style:font-weight-complex="normal"/>
    </style:style>
    <style:style style:name="P20" style:family="paragraph" style:parent-style-name="Contents_20_5">
      <style:paragraph-properties fo:line-height="150%">
        <style:tab-stops>
          <style:tab-stop style:position="15.004cm" style:type="right" style:leader-style="dotted" style:leader-text="."/>
        </style:tab-stops>
      </style:paragraph-properties>
      <style:text-properties officeooo:paragraph-rsid="00004ff7"/>
    </style:style>
    <style:style style:name="P21" style:family="paragraph" style:parent-style-name="Heading_20_1">
      <style:paragraph-properties fo:line-height="150%" fo:text-align="center" style:justify-single-word="false"/>
      <style:text-properties fo:font-variant="normal" fo:text-transform="none" fo:color="#222222" style:font-name="Roboto Condensed" fo:letter-spacing="normal" fo:font-style="normal" fo:font-weight="bold" officeooo:paragraph-rsid="00004ff7"/>
    </style:style>
    <style:style style:name="P22" style:family="paragraph" style:parent-style-name="Heading_20_1">
      <style:paragraph-properties fo:line-height="150%" fo:text-align="justify" style:justify-single-word="false"/>
      <style:text-properties fo:font-size="15pt" officeooo:rsid="001beb31" officeooo:paragraph-rsid="00004ff7" style:font-size-asian="15pt" style:font-size-complex="15pt"/>
    </style:style>
    <style:style style:name="P23" style:family="paragraph" style:parent-style-name="Heading_20_1">
      <style:paragraph-properties fo:line-height="150%"/>
      <style:text-properties officeooo:rsid="00129156" officeooo:paragraph-rsid="00004ff7"/>
    </style:style>
    <style:style style:name="P24" style:family="paragraph" style:parent-style-name="Heading_20_1">
      <style:paragraph-properties fo:line-height="150%"/>
      <style:text-properties officeooo:paragraph-rsid="00004ff7"/>
    </style:style>
    <style:style style:name="P25" style:family="paragraph" style:parent-style-name="Contents_20_1">
      <style:paragraph-properties fo:line-height="150%">
        <style:tab-stops>
          <style:tab-stop style:position="17cm" style:type="right" style:leader-style="dotted" style:leader-text="."/>
        </style:tab-stops>
      </style:paragraph-properties>
      <style:text-properties officeooo:paragraph-rsid="00004ff7"/>
    </style:style>
    <style:style style:name="T1" style:family="text">
      <style:text-properties fo:font-size="15pt" officeooo:rsid="001beb31" style:font-size-asian="15pt" style:font-size-complex="15pt"/>
    </style:style>
    <style:style style:name="T2" style:family="text">
      <style:text-properties fo:font-size="15pt" officeooo:rsid="000f4d61" style:font-size-asian="15pt" style:font-size-complex="15pt"/>
    </style:style>
    <style:style style:name="T3" style:family="text">
      <style:text-properties fo:font-size="11pt" style:font-size-asian="11pt" style:font-size-complex="11pt"/>
    </style:style>
    <style:style style:name="T4" style:family="text">
      <style:text-properties officeooo:rsid="001beb31"/>
    </style:style>
    <style:style style:name="T5" style:family="text">
      <style:text-properties officeooo:rsid="000f4d61"/>
    </style:style>
    <style:style style:name="T6" style:family="text">
      <style:text-properties officeooo:rsid="000332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çindekiler</text:p>
      <text:p text:style-name="P25"><text:a xlink:type="simple" xlink:href="#__RefHeading___Toc2921_329798748" text:style-name="Index_20_Link" text:visited-style-name="Index_20_Link">Kısaltmalar</text:a><text:a xlink:type="simple" xlink:href="#__RefHeading___Toc2921_329798748" text:style-name="Index_20_Link" text:visited-style-name="Index_20_Link"><text:tab/>4</text:a></text:p>
      <text:p text:style-name="P25"><text:a xlink:type="simple" xlink:href="#__RefHeading___Toc2923_329798748" text:style-name="Index_20_Link" text:visited-style-name="Index_20_Link">Şemalar<text:tab/>5</text:a></text:p>
      <text:p text:style-name="P25"><text:a xlink:type="simple" xlink:href="#__RefHeading___Toc2925_329798748" text:style-name="Index_20_Link" text:visited-style-name="Index_20_Link">Önsöz<text:tab/>6</text:a></text:p>
      <text:p text:style-name="P25"><text:a xlink:type="simple" xlink:href="#__RefHeading___Toc2927_329798748" text:style-name="Index_20_Link" text:visited-style-name="Index_20_Link">Özet<text:tab/>7</text:a></text:p>
      <text:p text:style-name="P25"><text:a xlink:type="simple" xlink:href="#__RefHeading___Toc2929_329798748" text:style-name="Index_20_Link" text:visited-style-name="Index_20_Link">Abstract<text:tab/>8</text:a></text:p>
      <text:p text:style-name="P25"><text:a xlink:type="simple" xlink:href="#__RefHeading___Toc2931_329798748" text:style-name="Index_20_Link" text:visited-style-name="Index_20_Link">Giriş<text:tab/>9</text:a></text:p>
      <text:p text:style-name="P25"><text:a xlink:type="simple" xlink:href="#__RefHeading___Toc2933_329798748" text:style-name="Index_20_Link" text:visited-style-name="Index_20_Link">Genetik Algoritma<text:tab/>10</text:a></text:p>
      <text:p text:style-name="P18"><text:a xlink:type="simple" xlink:href="#__RefHeading___Toc2935_329798748" text:style-name="Index_20_Link" text:visited-style-name="Index_20_Link">Tanımlar<text:tab/>10</text:a></text:p>
      <text:p text:style-name="P13"><text:a xlink:type="simple" xlink:href="#__RefHeading___Toc2937_329798748" text:style-name="Index_20_Link" text:visited-style-name="Index_20_Link">Genetik Teknik<text:tab/>11</text:a></text:p>
      <text:p text:style-name="P13"><text:a xlink:type="simple" xlink:href="#__RefHeading___Toc2939_329798748" text:style-name="Index_20_Link" text:visited-style-name="Index_20_Link">GA (Genetik Algoritma)<text:tab/>11</text:a></text:p>
      <text:p text:style-name="P13"><text:a xlink:type="simple" xlink:href="#__RefHeading___Toc2941_329798748" text:style-name="Index_20_Link" text:visited-style-name="Index_20_Link">Evolotion (Evrim)<text:tab/>12</text:a></text:p>
      <text:p text:style-name="P13"><text:a xlink:type="simple" xlink:href="#__RefHeading___Toc2943_329798748" text:style-name="Index_20_Link" text:visited-style-name="Index_20_Link">Population (Populasyon)<text:tab/>12</text:a></text:p>
      <text:p text:style-name="P13"><text:a xlink:type="simple" xlink:href="#__RefHeading___Toc2945_329798748" text:style-name="Index_20_Link" text:visited-style-name="Index_20_Link">Member (Birey)<text:tab/>12</text:a></text:p>
      <text:p text:style-name="P13"><text:a xlink:type="simple" xlink:href="#__RefHeading___Toc2947_329798748" text:style-name="Index_20_Link" text:visited-style-name="Index_20_Link">Fitness (Uygunluk)<text:tab/>13</text:a></text:p>
      <text:p text:style-name="P13"><text:a xlink:type="simple" xlink:href="#__RefHeading___Toc2949_329798748" text:style-name="Index_20_Link" text:visited-style-name="Index_20_Link">Chromosome (Kromozom)<text:tab/>13</text:a></text:p>
      <text:p text:style-name="P13"><text:a xlink:type="simple" xlink:href="#__RefHeading___Toc2951_329798748" text:style-name="Index_20_Link" text:visited-style-name="Index_20_Link">Gene (Gen)<text:tab/>13</text:a></text:p>
      <text:p text:style-name="P13"><text:a xlink:type="simple" xlink:href="#__RefHeading___Toc2953_329798748" text:style-name="Index_20_Link" text:visited-style-name="Index_20_Link">Başlangıç Populasyonu<text:tab/>13</text:a></text:p>
      <text:p text:style-name="P13"><text:a xlink:type="simple" xlink:href="#__RefHeading___Toc2955_329798748" text:style-name="Index_20_Link" text:visited-style-name="Index_20_Link">Fitness Fonksiyonu (Uygunluk Fonksiyonu)<text:tab/>13</text:a></text:p>
      <text:p text:style-name="P13"><text:a xlink:type="simple" xlink:href="#__RefHeading___Toc2957_329798748" text:style-name="Index_20_Link" text:visited-style-name="Index_20_Link">Çaprazlama<text:tab/>14</text:a></text:p>
      <text:p text:style-name="P13"><text:a xlink:type="simple" xlink:href="#__RefHeading___Toc2959_329798748" text:style-name="Index_20_Link" text:visited-style-name="Index_20_Link">Mutasyon<text:tab/>14</text:a></text:p>
      <text:p text:style-name="P13"><text:a xlink:type="simple" xlink:href="#__RefHeading___Toc2961_329798748" text:style-name="Index_20_Link" text:visited-style-name="Index_20_Link">Seçilim<text:tab/>14</text:a></text:p>
      <text:p text:style-name="P13"><text:a xlink:type="simple" xlink:href="#__RefHeading___Toc2963_329798748" text:style-name="Index_20_Link" text:visited-style-name="Index_20_Link">Gerçek Zamanlılık<text:tab/>14</text:a></text:p>
      <text:p text:style-name="P18"><text:a xlink:type="simple" xlink:href="#__RefHeading___Toc2965_329798748" text:style-name="Index_20_Link" text:visited-style-name="Index_20_Link">Teknik Gereksinimler<text:tab/>14</text:a></text:p>
      <text:p text:style-name="P18"><text:a xlink:type="simple" xlink:href="#__RefHeading___Toc2967_329798748" text:style-name="Index_20_Link" text:visited-style-name="Index_20_Link">Basit Algoritma<text:tab/>15</text:a></text:p>
      <text:p text:style-name="P18"><text:a xlink:type="simple" xlink:href="#__RefHeading___Toc2969_329798748" text:style-name="Index_20_Link" text:visited-style-name="Index_20_Link">"Her ölüm bir yeniden doğumdur " Gerçek Zamanlı Algoritması<text:tab/>15</text:a></text:p>
      <text:p text:style-name="P25"><text:a xlink:type="simple" xlink:href="#__RefHeading___Toc2971_329798748" text:style-name="Index_20_Link" text:visited-style-name="Index_20_Link">Yapay Sinir Ağları<text:tab/>16</text:a></text:p>
      <text:p text:style-name="P18"><text:a xlink:type="simple" xlink:href="#__RefHeading___Toc2973_329798748" text:style-name="Index_20_Link" text:visited-style-name="Index_20_Link">Network (Sinir Ağı)<text:tab/>16</text:a></text:p>
      <text:p text:style-name="P13"><text:a xlink:type="simple" xlink:href="#__RefHeading___Toc2975_329798748" text:style-name="Index_20_Link" text:visited-style-name="Index_20_Link">Ağ mimarileri<text:tab/>16</text:a></text:p>
      <text:p text:style-name="P17"><text:a xlink:type="simple" xlink:href="#__RefHeading___Toc2977_329798748" text:style-name="Index_20_Link" text:visited-style-name="Index_20_Link">Perceptron<text:tab/>16</text:a></text:p>
      <text:p text:style-name="P20"><text:a xlink:type="simple" xlink:href="#__RefHeading___Toc2979_329798748" text:style-name="Index_20_Link" text:visited-style-name="Index_20_Link">Perceptronun Javascriptte Oluşturulması ve Ateşlenmesi<text:tab/>16</text:a></text:p>
      <text:p text:style-name="P18"><text:a xlink:type="simple" xlink:href="#__RefHeading___Toc2981_329798748" text:style-name="Index_20_Link" text:visited-style-name="Index_20_Link">Layer (Katman)<text:tab/>17</text:a></text:p>
      <text:p text:style-name="P18"><text:soft-page-break/><text:a xlink:type="simple" xlink:href="#__RefHeading___Toc2983_329798748" text:style-name="Index_20_Link" text:visited-style-name="Index_20_Link">Neuron (Sinir)<text:tab/>17</text:a></text:p>
      <text:p text:style-name="P18"><text:a xlink:type="simple" xlink:href="#__RefHeading___Toc2985_329798748" text:style-name="Index_20_Link" text:visited-style-name="Index_20_Link">Connection(Bağlantı)<text:tab/>18</text:a></text:p>
      <text:p text:style-name="P25"><text:a xlink:type="simple" xlink:href="#__RefHeading___Toc2987_329798748" text:style-name="Index_20_Link" text:visited-style-name="Index_20_Link">Nöroevrim<text:tab/>19</text:a></text:p>
      <text:p text:style-name="P18"><text:a xlink:type="simple" xlink:href="#__RefHeading___Toc2989_329798748" text:style-name="Index_20_Link" text:visited-style-name="Index_20_Link">Tanım<text:tab/>19</text:a></text:p>
      <text:p text:style-name="P18"><text:a xlink:type="simple" xlink:href="#__RefHeading___Toc2991_329798748" text:style-name="Index_20_Link" text:visited-style-name="Index_20_Link">Yapay Sinir Ağının Genetik Olarak Modellemesi<text:tab/>19</text:a></text:p>
      <text:p text:style-name="P13"><text:a xlink:type="simple" xlink:href="#__RefHeading___Toc2993_329798748" text:style-name="Index_20_Link" text:visited-style-name="Index_20_Link">YSA'nın genetik ifadesi<text:tab/>19</text:a></text:p>
      <text:p text:style-name="P13"><text:a xlink:type="simple" xlink:href="#__RefHeading___Toc2995_329798748" text:style-name="Index_20_Link" text:visited-style-name="Index_20_Link">evulotion.js ile ifadesi<text:tab/>19</text:a></text:p>
      <text:p text:style-name="P25"><text:a xlink:type="simple" xlink:href="#__RefHeading___Toc2997_329798748" text:style-name="Index_20_Link" text:visited-style-name="Index_20_Link">XOR<text:tab/>21</text:a></text:p>
      <text:p text:style-name="P18"><text:a xlink:type="simple" xlink:href="#__RefHeading___Toc2999_329798748" text:style-name="Index_20_Link" text:visited-style-name="Index_20_Link">XOR probleminin Nöroevrim ile çözülmesi<text:tab/>21</text:a></text:p>
      <text:p text:style-name="P13"><text:a xlink:type="simple" xlink:href="#__RefHeading___Toc3001_329798748" text:style-name="Index_20_Link" text:visited-style-name="Index_20_Link">Problem<text:tab/>21</text:a></text:p>
      <text:p text:style-name="P13"><text:a xlink:type="simple" xlink:href="#__RefHeading___Toc3003_329798748" text:style-name="Index_20_Link" text:visited-style-name="Index_20_Link">Fitness Fonksiyonu<text:tab/>21</text:a></text:p>
      <text:p text:style-name="P13"><text:a xlink:type="simple" xlink:href="#__RefHeading___Toc3005_329798748" text:style-name="Index_20_Link" text:visited-style-name="Index_20_Link">Başlangıç fonksiyonu oluşturma fonksiyonu<text:tab/>21</text:a></text:p>
      <text:p text:style-name="P17"><text:a xlink:type="simple" xlink:href="#__RefHeading___Toc3007_329798748" text:style-name="Index_20_Link" text:visited-style-name="Index_20_Link">EVE kromozomu<text:tab/>21</text:a></text:p>
      <text:p text:style-name="P13"><text:a xlink:type="simple" xlink:href="#__RefHeading___Toc3009_329798748" text:style-name="Index_20_Link" text:visited-style-name="Index_20_Link">Evrimsel Parametreler<text:tab/>21</text:a></text:p>
      <text:p text:style-name="P17"><text:a xlink:type="simple" xlink:href="#__RefHeading___Toc3011_329798748" text:style-name="Index_20_Link" text:visited-style-name="Index_20_Link">Algoritma Hakkında<text:tab/>22</text:a></text:p>
      <text:p text:style-name="P18"><text:a xlink:type="simple" xlink:href="#__RefHeading___Toc3013_329798748" text:style-name="Index_20_Link" text:visited-style-name="Index_20_Link">Sonuçlar ve Analiz<text:tab/>22</text:a></text:p>
      <text:p text:style-name="P25"><text:a xlink:type="simple" xlink:href="#__RefHeading___Toc3015_329798748" text:style-name="Index_20_Link" text:visited-style-name="Index_20_Link"/></text:p>
      <text:p text:style-name="P25"><text:a xlink:type="simple" xlink:href="#__RefHeading___Toc3015_329798748" text:style-name="Index_20_Link" text:visited-style-name="Index_20_Link">Kartal.io<text:tab/>26</text:a></text:p>
      <text:p text:style-name="P18"><text:a xlink:type="simple" xlink:href="#__RefHeading___Toc3017_329798748" text:style-name="Index_20_Link" text:visited-style-name="Index_20_Link">Kartalın sinir yapısı<text:tab/>26</text:a></text:p>
      <text:p text:style-name="P13"><text:a xlink:type="simple" xlink:href="#__RefHeading___Toc3019_329798748" text:style-name="Index_20_Link" text:visited-style-name="Index_20_Link">Girişler<text:tab/>26</text:a></text:p>
      <text:p text:style-name="P13"><text:a xlink:type="simple" xlink:href="#__RefHeading___Toc3021_329798748" text:style-name="Index_20_Link" text:visited-style-name="Index_20_Link">Çıkışlar<text:tab/>26</text:a></text:p>
      <text:p text:style-name="P13"><text:a xlink:type="simple" xlink:href="#__RefHeading___Toc3023_329798748" text:style-name="Index_20_Link" text:visited-style-name="Index_20_Link">Yapay sinir ağı<text:tab/>26</text:a></text:p>
      <text:p text:style-name="P18"><text:a xlink:type="simple" xlink:href="#__RefHeading___Toc3025_329798748" text:style-name="Index_20_Link" text:visited-style-name="Index_20_Link">Fitness<text:tab/>26</text:a></text:p>
      <text:p text:style-name="P25"><text:a xlink:type="simple" xlink:href="#__RefHeading___Toc3027_329798748" text:style-name="Index_20_Link" text:visited-style-name="Index_20_Link">Sonuç<text:tab/>27</text:a></text:p>
      <text:p text:style-name="P25"><text:a xlink:type="simple" xlink:href="#__RefHeading___Toc3029_329798748" text:style-name="Index_20_Link" text:visited-style-name="Index_20_Link">Kaynakça<text:tab/>28</text:a></text:p>
      <text:p text:style-name="P25"><text:a xlink:type="simple" xlink:href="#__RefHeading___Toc3031_329798748" text:style-name="Index_20_Link" text:visited-style-name="Index_20_Link">Ekler<text:tab/>29</text:a></text:p>
      <text:p text:style-name="P25"><text:a xlink:type="simple" xlink:href="#__RefHeading___Toc3039_329798748" text:style-name="Index_20_Link" text:visited-style-name="Index_20_Link">ÖZGEÇMİŞ<text:tab/>30</text:a></text:p>
      <text:p text:style-name="P18"><text:a xlink:type="simple" xlink:href="#__RefHeading___Toc3033_329798748" text:style-name="Index_20_Link" text:visited-style-name="Index_20_Link">Eğitim<text:tab/>30</text:a></text:p>
      <text:p text:style-name="P18"><text:a xlink:type="simple" xlink:href="#__RefHeading___Toc3035_329798748" text:style-name="Index_20_Link" text:visited-style-name="Index_20_Link">Tecrübeler<text:tab/>31</text:a></text:p>
      <text:p text:style-name="P19"><text:a xlink:type="simple" xlink:href="#__RefHeading___Toc3037_329798748" text:style-name="Index_20_Link" text:visited-style-name="Index_20_Link"><text:span text:style-name="T3">Bildiği Teknolojiler<text:tab/>32</text:span></text:a></text:p>
      <text:h text:style-name="P21" text:outline-level="1"><text:soft-page-break/>Kısaltmalar</text:h>
      <text:p text:style-name="P6"/>
      <table:table table:name="Tablo1" table:style-name="Tablo1">
        <table:table-column table:style-name="Tablo1.A"/>
        <table:table-column table:style-name="Tablo1.B"/>
        <table:table-header-rows>
          <table:table-row>
            <table:table-cell table:style-name="Tablo1.A1" office:value-type="string">
              <text:p text:style-name="P12">Kısaltma</text:p>
            </table:table-cell>
            <table:table-cell table:style-name="Tablo1.A1" office:value-type="string">
              <text:p text:style-name="P12">Açıklama</text:p>
            </table:table-cell>
          </table:table-row>
        </table:table-header-rows>
        <table:table-row>
          <table:table-cell table:style-name="Tablo1.A1" office:value-type="string">
            <text:p text:style-name="P14">GA</text:p>
          </table:table-cell>
          <table:table-cell table:style-name="Tablo1.A1" office:value-type="string">
            <text:p text:style-name="P14">Genetik Algoritma</text:p>
          </table:table-cell>
        </table:table-row>
        <table:table-row table:style-name="Tablo1.3">
          <table:table-cell table:style-name="Tablo1.A1" office:value-type="string">
            <text:p text:style-name="P14">YSA</text:p>
          </table:table-cell>
          <table:table-cell table:style-name="Tablo1.A1" office:value-type="string">
            <text:p text:style-name="P14">Yapay Sinir Ağı</text:p>
          </table:table-cell>
        </table:table-row>
        <table:table-row>
          <table:table-cell table:style-name="Tablo1.A1" office:value-type="string">
            <text:p text:style-name="P14">ANN</text:p>
          </table:table-cell>
          <table:table-cell table:style-name="Tablo1.A1" office:value-type="string">
            <text:p text:style-name="P15">Artificial Neural Network</text:p>
          </table:table-cell>
        </table:table-row>
        <table:table-row table:style-name="Tablo1.3">
          <table:table-cell table:style-name="Tablo1.A1" office:value-type="string">
            <text:p text:style-name="P14">CO</text:p>
          </table:table-cell>
          <table:table-cell table:style-name="Tablo1.A1" office:value-type="string">
            <text:p text:style-name="P14">Crossing Over</text:p>
          </table:table-cell>
        </table:table-row>
        <table:table-row>
          <table:table-cell table:style-name="Tablo1.A1" office:value-type="string">
            <text:p text:style-name="P14">INS</text:p>
          </table:table-cell>
          <table:table-cell table:style-name="Tablo1.A1" office:value-type="string">
            <text:p text:style-name="P14">INSERT</text:p>
          </table:table-cell>
        </table:table-row>
        <table:table-row table:style-name="Tablo1.3">
          <table:table-cell table:style-name="Tablo1.A1" office:value-type="string">
            <text:p text:style-name="P14">SWP</text:p>
          </table:table-cell>
          <table:table-cell table:style-name="Tablo1.A1" office:value-type="string">
            <text:p text:style-name="P14">SWAP</text:p>
          </table:table-cell>
        </table:table-row>
        <table:table-row>
          <table:table-cell table:style-name="Tablo1.A1" office:value-type="string">
            <text:p text:style-name="P14">RMV</text:p>
          </table:table-cell>
          <table:table-cell table:style-name="Tablo1.A1" office:value-type="string">
            <text:p text:style-name="P14">REMOVE</text:p>
          </table:table-cell>
        </table:table-row>
        <table:table-row table:style-name="Tablo1.3">
          <table:table-cell table:style-name="Tablo1.A1" office:value-type="string">
            <text:p text:style-name="P14">CHG</text:p>
          </table:table-cell>
          <table:table-cell table:style-name="Tablo1.A1" office:value-type="string">
            <text:p text:style-name="P14">CHANGE</text:p>
          </table:table-cell>
        </table:table-row>
        <table:table-row>
          <table:table-cell table:style-name="Tablo1.A1" office:value-type="string">
            <text:p text:style-name="P14">ID</text:p>
          </table:table-cell>
          <table:table-cell table:style-name="Tablo1.A1" office:value-type="string">
            <text:p text:style-name="P14">IDentification</text:p>
          </table:table-cell>
        </table:table-row>
        <table:table-row table:style-name="Tablo1.3">
          <table:table-cell table:style-name="Tablo1.A1" office:value-type="string">
            <text:p text:style-name="P14">VAL</text:p>
          </table:table-cell>
          <table:table-cell table:style-name="Tablo1.A1" office:value-type="string">
            <text:p text:style-name="P14">Value</text:p>
          </table:table-cell>
        </table:table-row>
        <table:table-row>
          <table:table-cell table:style-name="Tablo1.A1" office:value-type="string">
            <text:p text:style-name="P14">JS</text:p>
          </table:table-cell>
          <table:table-cell table:style-name="Tablo1.A1" office:value-type="string">
            <text:p text:style-name="P16">Javascript</text:p>
          </table:table-cell>
        </table:table-row>
      </table:table>
      <text:p text:style-name="P7"><text:line-break/></text:p>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22" text:outline-level="1"><text:bookmark-start text:name="__RefHeading___Toc2923_329798748"/>Şemalar<text:bookmark-end text:name="__RefHeading___Toc2923_329798748"/></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
      <text:h text:style-name="P23" text:outline-level="1"><text:bookmark-start text:name="__RefHeading___Toc2925_329798748"/>Önsöz<text:bookmark-end text:name="__RefHeading___Toc2925_329798748"/></text:h>
      <text:p text:style-name="P9"/>
      <text:p text:style-name="P3">Bu projede yapay sinir ağları , tanımlanması zor problemlerini nasıl çözebilir?, Kendi sinir yapısını değiştirmek zorunda olduğu zaman ne yapmalı? Nasıl bir sinir ağı oluşturmalıyız? gibi sorunlar üzerine çalıştım. Yapay sinir ağının katman sayısının ve sinir sayısının otomatik belirlenebilmesi için, Javascript gibi esnek script dili kullandım. ANN.js ve evolotion.js olmak üzerine iki javascipt kütüphanesi yazdım. Bu kütüphaneler sayesinde, çoğu öğrenme algoritmasındaki gibi sadece sinirlerarası ağırlıkları değiştirmek yerine katman sayısının ve sinir sayısının da değişebilir olmasıyla daha genel çözümler bulmaya yöneldim.</text:p>
      <text:p text:style-name="P4">Bana yardımcı olan herkese teşekkür ediyorum.</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0"/>
      <text:h text:style-name="P24" text:outline-level="1"><text:bookmark-start text:name="__RefHeading___Toc2927_329798748"/>Özet<text:bookmark-end text:name="__RefHeading___Toc2927_329798748"/></text:h>
      <text:p text:style-name="P9"/>
      <text:p text:style-name="P2"><text:span text:style-name="T4">Bu projede , yapay sinir ağlarının mimarisi genetik olarak ifade etmeye çalışıldı. Giriş sayısı,çıkış sayısı, gizli katman sinir sayıları dizisi <text:s/>ve ağırlık matrisleri olarak ifade edilmeye karar verildi. Giriş ve çıkış sayısını saklayan genler, değiştirilemezdir. Fakat bir çok gen <text:s/>(ağırlık matrisi genleri gibi) bu genlere bağımlı olduğu için, bunları da genetik olarak saklamaya ihtiyaç duyulmaktadır. Bu projede, genlere , gen türü atamaya ihtiyaç duyuldu. Genler üzerinde bipolar sayı, unipolar sayı ,tam sayı, yazı ve gen dizisi saklanabilir. Gen dizisi saklanan Gen tipine kromozom adı verdim. Bu yapı sonucu Kromozomlar, kromozom türü genlere sahip olabilir. Bu genetik yapı, ağaç yapısına benzetilebilir. Bu sayede genetik olarak, veriler daha düzenli ve daha anlamlı olarak ifade edilebilmektedir. Bu yöntem, yapay sinir ağınında tamamen genetik olarak ifade edilmesini mümkün kıldı. Yani yapay sinir ağları kendi aralarında crossing over ve mutasyon geçirebilmektedir. Diğer yeni yöntem ise, genetik onarım fonksiyonu kullanmaktır. "RULE" fonksiyonu adını verdiğim bu fonksiyon, crossing over ve mutasyon sonucu bozulan yapay sinir ağı genlerini, tekrardan yapay sinir ağı oluşturabilecek şekilde onarmaktadır. Bu onarım fonksiyonu sadece yapay sinir ağlarına değil, diğer kurallı bir biçimde genlerde saklanmasına ihtiyaç duyulan objelerde kullanılabilmektedir. Ayrıca bu onarım fonksiyonuda, genetik olarak saklandığı için (yani fonksiyon değişken olarak saklandığı için), yeni kromozomlar ile sonraki nesillere aktarılabilmektedir.</text:span></text:p>
      <text:p text:style-name="P7"/>
      <text:p text:style-name="P7"/>
      <text:p text:style-name="P7"/>
      <text:p text:style-name="P7"/>
      <text:p text:style-name="P7"/>
      <text:p text:style-name="P7"><text:soft-page-break/></text:p>
      <text:h text:style-name="P22" text:outline-level="1"><text:bookmark-start text:name="__RefHeading___Toc2929_329798748"/>Abstract<text:bookmark-end text:name="__RefHeading___Toc2929_329798748"/></text:h>
      <text:p text:style-name="P5">In this project, the architecture of the neural network was genetically to express. <text:span text:style-name="T6">Number of inputs, number of outputs, it was decided to be expressed as the number of hidden layer neuron numbers and weight matrices. genes that stores the number of inputs and outputs is changed. However, many genes (such as genes weight matrix) to be dependent on these genes, they are also genetically needed storage. In this project, genes, gene type was required assignment. Genes on the number of bipolar, unipolar number stored integer, text and gene sequence. I gave gene sequences stored in genes on chromosome type name. This structure results in chromosomes, genes may have chromosome type. This genetic structure can be likened to a tree structure. Thus genetic data can be expressed in a more regular and more meaningful. This method made it possible to be completely genetically expressed in neural wear. So neural networks crossing over each other and can be mutated. Another new method is to use genetic repair function. "RULE" I call this function function name, crossing over and mutation of genes deteriorating neural network, so as to create an artificial neural network is repaired again. This repair function is not only artificial neural networks can be used in other gene stored in canonical form required objects. In addition, this repair function, is stored as genetic (that is stored as a function of variables), it can be transferred to the next generation with new chromosomes.</text:span></text:p>
      <text:p text:style-name="P4"/>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Condensed" svg:font-family="'Roboto Condensed', Tauri, 'Hiragino Sans GB', 'Microsoft YaHei', STHeiti, SimSun, 'Lucida Grande', 'Lucida Sans Unicode', 'Lucida Sans', 'Segoe UI', AppleSDGothicNeo-Medium, 'Malgun Gothic', Verdana, Tahom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175cm" fo:margin-right="3.22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i"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32S</meta:editing-duration>
    <meta:editing-cycles>6</meta:editing-cycles>
    <meta:generator>LibreOffice/4.4.7.2$Windows_x86 LibreOffice_project/f3153a8b245191196a4b6b9abd1d0da16eead600</meta:generator>
    <dc:date>2016-05-27T01:28:51.630000000</dc:date>
    <meta:document-statistic meta:table-count="1" meta:image-count="0" meta:object-count="0" meta:page-count="7" meta:paragraph-count="96" meta:word-count="754" meta:character-count="5076" meta:non-whitespace-character-count="4414"/>
    <meta:user-defined meta:name="Info 1"/>
    <meta:user-defined meta:name="Info 2"/>
    <meta:user-defined meta:name="Info 3"/>
    <meta:user-defined meta:name="Info 4"/>
  </office:meta>
</office:document-meta>
</file>